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4693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8563in"/>
    </style:style>
    <style:style style:name="co5" style:family="table-column">
      <style:table-column-properties fo:break-before="auto" style:column-width="2.0535in"/>
    </style:style>
    <style:style style:name="co6" style:family="table-column">
      <style:table-column-properties fo:break-before="auto" style:column-width="2.1626in"/>
    </style:style>
    <style:style style:name="co7" style:family="table-column">
      <style:table-column-properties fo:break-before="auto" style:column-width="1.748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2">
          <table:table-cell table:number-columns-repeated="3"/>
          <table:table-cell office:value-type="string">
            <text:p><text:s text:c="5"/>TokenType =(</text:p>
          </table:table-cell>
          <table:table-cell table:number-columns-repeated="3"/>
          <table:table-cell office:value-type="string">
            <text:p><text:s text:c="3"/>Tokens: array [EmptyTok .. LastTok] of TokenRecord = (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8"/>// State indicators</text:p>
          </table:table-cell>
          <table:table-cell table:number-columns-repeated="3"/>
          <table:table-cell office:value-type="string">
            <text:p><text:s text:c="8"/>( Key: '@';<text:tab/><text:tab/>Kind: [NoActDec]; <text:s/>State: NoState),<text:tab/><text:tab/>// Addres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MPTYTOK, <text:s text:c="7"/>// no symbol yet; this is used as</text:p>
          </table:table-cell>
          <table:table-cell table:number-columns-repeated="3"/>
          <table:table-cell office:value-type="string">
            <text:p><text:s text:c="8"/>( Key: '&amp;';<text:tab/><text:tab/>Kind: [NoActDec]; <text:s/>State: NoState),<text:tab/><text:tab/>// Ampersan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29"/>// start of symbol search range</text:p>
          </table:table-cell>
          <table:table-cell table:number-columns-repeated="3"/>
          <table:table-cell office:value-type="string">
            <text:p><text:s text:c="8"/>( Key: '{';<text:tab/><text:tab/>Kind: [NoActDec]; <text:s/>State: NoState),<text:tab/><text:tab/>// Brace Comme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8"/>// Delimiters</text:p>
          </table:table-cell>
          <table:table-cell table:number-columns-repeated="3"/>
          <table:table-cell office:value-type="string">
            <text:p><text:s text:c="8"/>( Key: '}';<text:tab/><text:tab/>Kind: [NoActDec]; <text:s/>State: NoState),<text:tab/><text:tab/>// Brace Comment En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8"/>// Note on delimiters: they will be added to the keyword table, with</text:p>
          </table:table-cell>
          <table:table-cell table:number-columns-repeated="3"/>
          <table:table-cell office:value-type="string">
            <text:p><text:s text:c="8"/>( Key: '(*';<text:tab/><text:tab/>Kind: [NoActDec]; <text:s/>State: NoState),<text:tab/><text:tab/>// Comme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8"/>// two consecutive characters checked; then the first one is; so</text:p>
          </table:table-cell>
          <table:table-cell table:number-columns-repeated="3"/>
          <table:table-cell office:value-type="string">
            <text:p><text:s text:c="8"/>( Key: '*)';<text:tab/><text:tab/>Kind: [NoActDec]; <text:s/>State: NoState),<text:tab/><text:tab/>// Comment En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8"/>// double characters, .. := (* etc. must appear before the single one</text:p>
          </table:table-cell>
          <table:table-cell table:number-columns-repeated="3"/>
          <table:table-cell office:value-type="string">
            <text:p><text:s text:c="8"/>( Key: ']';<text:tab/><text:tab/>Kind: [NoActDec]; <text:s/>State: NoState),<text:tab/><text:tab/>// Bracke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DDRESSTOK, <text:s text:c="5"/>// @</text:p>
          </table:table-cell>
          <table:table-cell table:number-columns-repeated="3"/>
          <table:table-cell office:value-type="string">
            <text:p><text:s text:c="8"/>( Key: '.)';<text:tab/><text:tab/>Kind: [NoActDec]; <text:s/>State: NoState),<text:tab/><text:tab/>// Dot Bracket (Old School [ 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MPERSANDTOK, <text:s text:c="3"/>// &amp;</text:p>
          </table:table-cell>
          <table:table-cell table:number-columns-repeated="3"/>
          <table:table-cell office:value-type="string">
            <text:p><text:s text:c="8"/>( Key: '(.';<text:tab/><text:tab/>Kind: [NoActDec]; <text:s/>State: NoState),<text:tab/><text:tab/>// Dor Bracket End (Old School ] 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BCOMMENTTOK, <text:s text:c="4"/>// { OPEN BRACE COMMENT</text:p>
          </table:table-cell>
          <table:table-cell table:number-columns-repeated="3"/>
          <table:table-cell office:value-type="string">
            <text:p><text:s text:c="8"/>( Key: '..';<text:tab/><text:tab/>Kind: [NoActDec]; <text:s/>State: NoState),<text:tab/><text:tab/>// Rang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BCOMMENTENDTOK, <text:s/>// } CLOSE BRACE COMMENT</text:p>
          </table:table-cell>
          <table:table-cell table:number-columns-repeated="3"/>
          <table:table-cell office:value-type="string">
            <text:p><text:s text:c="8"/>( Key: ':=';<text:tab/><text:tab/>Kind: [NoActDec]; <text:s/>State: NoState),<text:tab/><text:tab/>// Become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OMMENTTOK, <text:s text:c="5"/>// (*</text:p>
          </table:table-cell>
          <table:table-cell table:number-columns-repeated="3"/>
          <table:table-cell office:value-type="string">
            <text:p><text:s text:c="8"/>( Key: '&lt;=';<text:tab/><text:tab/>Kind: [NoActDec]; <text:s/>State: NoState),<text:tab/><text:tab/>// L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OMMENTENDTOK, <text:s text:c="2"/>// *)</text:p>
          </table:table-cell>
          <table:table-cell table:number-columns-repeated="3"/>
          <table:table-cell office:value-type="string">
            <text:p><text:s text:c="8"/>( Key: '&lt;&gt;';<text:tab/><text:tab/>Kind: [NoActDec]; <text:s/>State: NoState),<text:tab/><text:tab/>// 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BRACKETTOK, <text:s text:c="4"/>// ]</text:p>
          </table:table-cell>
          <table:table-cell table:number-columns-repeated="3"/>
          <table:table-cell office:value-type="string">
            <text:p><text:s text:c="8"/>( Key: '&gt;=';<text:tab/><text:tab/>Kind: [NoActDec]; <text:s/>State: NoState),<text:tab/><text:tab/>// G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CBRACKETTOK, <text:s text:c="3"/>// .) OLD STYLE [</text:p>
          </table:table-cell>
          <table:table-cell table:number-columns-repeated="3"/>
          <table:table-cell office:value-type="string">
            <text:p><text:s text:c="8"/>( Key: ':';<text:tab/><text:tab/>Kind: [NoActDec]; <text:s/>State: NoState),<text:tab/><text:tab/>// Col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OBRACKETTOK, <text:s text:c="3"/>// (. OLD STYLE [</text:p>
          </table:table-cell>
          <table:table-cell table:number-columns-repeated="3"/>
          <table:table-cell office:value-type="string">
            <text:p><text:s text:c="8"/>( Key: ',';<text:tab/><text:tab/>Kind: [NoActDec]; <text:s/>State: NoState),<text:tab/><text:tab/>// Comm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OUBLEDOTTOK, <text:s text:c="3"/>// .. (Can't be RANGETOK <text:s/>as must come before PERIOD )</text:p>
          </table:table-cell>
          <table:table-cell table:number-columns-repeated="3"/>
          <table:table-cell office:value-type="string">
            <text:p><text:s text:c="8"/>( Key: ')';<text:tab/><text:tab/>Kind: [NoActDec]; <text:s/>State: NoState),<text:tab/><text:tab/>// Close Pare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BECOMESTOK, <text:s text:c="5"/>// :=</text:p>
          </table:table-cell>
          <table:table-cell table:number-columns-repeated="3"/>
          <table:table-cell office:value-type="string">
            <text:p><text:s text:c="8"/>( Key: '//';<text:tab/><text:tab/>Kind: [NoActDec]; <text:s/>State: NoState),<text:tab/><text:tab/>// Double Slas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BOOLLETOK, <text:s text:c="6"/>// &lt;= These three are Named</text:p>
          </table:table-cell>
          <table:table-cell table:number-columns-repeated="3"/>
          <table:table-cell office:value-type="string">
            <text:p><text:s text:c="8"/>( Key: '^';<text:tab/><text:tab/>Kind: [NoActDec]; <text:s/>State: NoState),<text:tab/><text:tab/>// Dereferen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BOOLNETOK, <text:s text:c="6"/>// &lt;&gt; so these symbols come</text:p>
          </table:table-cell>
          <table:table-cell table:number-columns-repeated="3"/>
          <table:table-cell office:value-type="string">
            <text:p><text:s text:c="8"/>( Key: '/';<text:tab/><text:tab/>Kind: [NoActDec]; <text:s/>State: NoState),<text:tab/><text:tab/>// Div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BOOLGETOK, <text:s text:c="6"/>// &gt;= before the single char</text:p>
          </table:table-cell>
          <table:table-cell table:number-columns-repeated="3"/>
          <table:table-cell office:value-type="string">
            <text:p><text:s text:c="8"/>( Key: '$';<text:tab/><text:tab/>Kind: [NoActDec]; <text:s/>State: NoState),<text:tab/><text:tab/>// Dolla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OLONTOK, <text:s text:c="7"/>// :</text:p>
          </table:table-cell>
          <table:table-cell table:number-columns-repeated="3"/>
          <table:table-cell office:value-type="string">
            <text:p><text:s text:c="8"/>( Key: '=';<text:tab/><text:tab/>Kind: [NoActDec]; <text:s/>State: NoState),<text:tab/><text:tab/>// EQ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OMMATOK, <text:s text:c="7"/>// ,</text:p>
          </table:table-cell>
          <table:table-cell table:number-columns-repeated="3"/>
          <table:table-cell office:value-type="string">
            <text:p><text:s text:c="8"/>( Key: '&gt;';<text:tab/><text:tab/>Kind: [NoActDec]; <text:s/>State: NoState),<text:tab/><text:tab/>// G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PARENTOK, <text:s text:c="6"/>// )</text:p>
          </table:table-cell>
          <table:table-cell table:number-columns-repeated="3"/>
          <table:table-cell office:value-type="string">
            <text:p><text:s text:c="8"/>( Key: '#';<text:tab/><text:tab/>Kind: [NoActDec]; <text:s/>State: NoState),<text:tab/><text:tab/>// Has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BLSLASHTOK, <text:s text:c="4"/>// // This item must come before DIVTOK</text:p>
          </table:table-cell>
          <table:table-cell table:number-columns-repeated="3"/>
          <table:table-cell office:value-type="string">
            <text:p><text:s text:c="8"/>( Key: '&lt;';<text:tab/><text:tab/>Kind: [NoActDec]; <text:s/>State: NoState),<text:tab/><text:tab/>// L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EREFERENCETOK, <text:s/>// ^</text:p>
          </table:table-cell>
          <table:table-cell table:number-columns-repeated="3"/>
          <table:table-cell office:value-type="string">
            <text:p><text:s text:c="8"/>( Key: '-';<text:tab/><text:tab/>Kind: [NoActDec]; <text:s/>State: NoState),<text:tab/><text:tab/>// Minu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IVTOK, <text:s text:c="9"/>// /</text:p>
          </table:table-cell>
          <table:table-cell table:number-columns-repeated="3"/>
          <table:table-cell office:value-type="string">
            <text:p><text:s text:c="8"/>( Key: '*';<text:tab/><text:tab/>Kind: [NoActDec]; <text:s/>State: NoState),<text:tab/><text:tab/>// Mu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OLLARTOK, <text:s text:c="6"/>// $</text:p>
          </table:table-cell>
          <table:table-cell table:number-columns-repeated="3"/>
          <table:table-cell office:value-type="string">
            <text:p><text:s text:c="8"/>( Key: '[';<text:tab/><text:tab/>Kind: [NoActDec]; <text:s/>State: NoState),<text:tab/><text:tab/>// Open Bra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QTOK, <text:s text:c="10"/>// =</text:p>
          </table:table-cell>
          <table:table-cell table:number-columns-repeated="3"/>
          <table:table-cell office:value-type="string">
            <text:p><text:s text:c="8"/>( Key: '(';<text:tab/><text:tab/>Kind: [NoActDec]; <text:s/>State: NoState),<text:tab/><text:tab/>// Open Pare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GTTOK, <text:s text:c="10"/>// &gt;</text:p>
          </table:table-cell>
          <table:table-cell table:number-columns-repeated="3"/>
          <table:table-cell office:value-type="string">
            <text:p><text:s text:c="8"/>( Key: '.';<text:tab/><text:tab/>Kind: [NoActDec]; <text:s/>State: NoState),<text:tab/><text:tab/>// Perio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HASHTOK, <text:s text:c="8"/>// #</text:p>
          </table:table-cell>
          <table:table-cell table:number-columns-repeated="3"/>
          <table:table-cell office:value-type="string">
            <text:p><text:s text:c="8"/>( Key: '+';<text:tab/><text:tab/>Kind: [NoActDec]; <text:s/>State: NoState),<text:tab/><text:tab/>// Plu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LTTOK, <text:s text:c="10"/>// &lt;</text:p>
          </table:table-cell>
          <table:table-cell table:number-columns-repeated="3"/>
          <table:table-cell office:value-type="string">
            <text:p><text:s text:c="8"/>( Key: '''';<text:tab/><text:tab/>Kind: [NoActDec]; <text:s/>State: NoState),<text:tab/><text:tab/>// Quot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MINUSTOK, <text:s text:c="7"/>// -</text:p>
          </table:table-cell>
          <table:table-cell table:number-columns-repeated="3"/>
          <table:table-cell office:value-type="string">
            <text:p><text:s text:c="8"/>( Key: ';';<text:tab/><text:tab/>Kind: [NoActDec]; <text:s/>State: NoState),<text:tab/><text:tab/>// Semicol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MULTOK, <text:s text:c="9"/>// *</text:p>
          </table:table-cell>
          <table:table-cell table:number-columns-repeated="3"/>
          <table:table-cell office:value-type="string">
            <text:p><text:s text:c="8"/>( Key: '';<text:tab/><text:tab/>Kind: [NoActDec]; <text:s/>State: NoState),<text:tab/><text:tab/>// Start of conditionals we care abou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BRACETOK, <text:s text:c="6"/>// [</text:p>
          </table:table-cell>
          <table:table-cell table:number-columns-repeated="3"/>
          <table:table-cell office:value-type="string">
            <text:p><text:s text:c="8"/>( Key: '$DEFINE';<text:tab/>Kind: [NoActDec]; <text:s/>State: NoState),<text:tab/><text:tab/>// $DEFI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PARENTOK, <text:s text:c="6"/>// (</text:p>
          </table:table-cell>
          <table:table-cell table:number-columns-repeated="3"/>
          <table:table-cell office:value-type="string">
            <text:p><text:s text:c="8"/>( Key: '$ELSE';<text:tab/><text:tab/>Kind: [NoActDec]; <text:s/>State: NoState),<text:tab/><text:tab/>// $ELS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ERIODTOK, <text:s text:c="6"/>// .</text:p>
          </table:table-cell>
          <table:table-cell table:number-columns-repeated="3"/>
          <table:table-cell office:value-type="string">
            <text:p><text:s text:c="8"/>( Key: '$ELSEIF';<text:tab/>Kind: [NoActDec]; <text:s/>State: NoState),<text:tab/><text:tab/>// $ELSEIFf Conditional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LUSTOK, <text:s text:c="8"/>// +</text:p>
          </table:table-cell>
          <table:table-cell table:number-columns-repeated="3"/>
          <table:table-cell office:value-type="string">
            <text:p><text:s text:c="8"/>( Key: '$ENDIF';<text:tab/>Kind: [NoActDec]; <text:s/>State: NoState),<text:tab/><text:tab/>// $ENDI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QUOTETOK, <text:s text:c="7"/>// '</text:p>
          </table:table-cell>
          <table:table-cell table:number-columns-repeated="3"/>
          <table:table-cell office:value-type="string">
            <text:p><text:s text:c="8"/>( Key: '$I';<text:tab/><text:tab/>Kind: [NoActDec]; <text:s/>State: NoState), <text:s text:c="13"/>// $I[NCLUDE]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EMICOLONTOK, <text:s text:c="3"/>// ;</text:p>
          </table:table-cell>
          <table:table-cell table:number-columns-repeated="3"/>
          <table:table-cell office:value-type="string">
            <text:p><text:s text:c="8"/>( Key: '$IF';<text:tab/><text:tab/>Kind: [NoActDec]; <text:s/>State: NoState),<text:tab/><text:tab/>// $I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NONETOK, <text:s text:c="5"/>// used as start of conditionals</text:p>
          </table:table-cell>
          <table:table-cell table:number-columns-repeated="3"/>
          <table:table-cell office:value-type="string">
            <text:p><text:s text:c="8"/>( Key: '$IFDEF';<text:tab/>Kind: [NoActDec]; <text:s/>State: NoState),<text:tab/><text:tab/>// $IFDE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8"/>// conditional compilation tokens</text:p>
          </table:table-cell>
          <table:table-cell table:number-columns-repeated="3"/>
          <table:table-cell office:value-type="string">
            <text:p><text:s text:c="8"/>( Key: '$IFNDEF';<text:tab/>Kind: [NoActDec]; <text:s/>State: NoState),<text:tab/><text:tab/>// $IFNDE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DEFINETOK, <text:s text:c="3"/>// $DEFINE</text:p>
          </table:table-cell>
          <table:table-cell table:number-columns-repeated="3"/>
          <table:table-cell office:value-type="string">
            <text:p><text:s text:c="8"/>( Key: '$INCLUDE';<text:tab/>Kind: [NoActDec]; <text:s/>State: NoState), <text:s text:c="7"/>// $INCLUD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ELSETOK, <text:s text:c="5"/>// $ELSE</text:p>
          </table:table-cell>
          <table:table-cell table:number-columns-repeated="3"/>
          <table:table-cell office:value-type="string">
            <text:p><text:s text:c="8"/>( Key: '$INCLUDEPATH';<text:tab/>Kind: [NoActDec]; <text:s/>State: NoState), <text:s text:c="5"/>// $INCLUDEPAT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ELSEIFTOK, <text:s text:c="3"/>// $ELSEIF</text:p>
          </table:table-cell>
          <table:table-cell table:number-columns-repeated="3"/>
          <table:table-cell office:value-type="string">
            <text:p><text:s text:c="8"/>( Key: '$UNDEF';<text:tab/>Kind: [NoActDec]; <text:s/>State: NoState),<text:tab/><text:tab/>// $UNDE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ENDIFTOK, <text:s text:c="4"/>// $ENDIFE</text:p>
          </table:table-cell>
          <table:table-cell table:number-columns-repeated="3"/>
          <table:table-cell office:value-type="string">
            <text:p><text:s text:c="8"/>( Key: '';<text:tab/><text:tab/>Kind: [NoActDec]; <text:s/>State: NoState),<text:tab/><text:tab/>// End of Conditional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CCI, <text:s text:c="11"/>// $I[NCLUDE]</text:p>
          </table:table-cell>
          <table:table-cell table:number-columns-repeated="3"/>
          <table:table-cell office:value-type="string">
            <text:p><text:tab/> <text:s text:c="7"/>// 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IFTOK, <text:s text:c="7"/>// $IF</text:p>
          </table:table-cell>
          <table:table-cell table:number-columns-repeated="3"/>
          <table:table-cell office:value-type="string">
            <text:p><text:s text:c="8"/>( Key: 'ABSOLUTE';<text:tab/>Kind: [NoActDec]; <text:s/>State: NoState),<text:tab/>// Absolut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IFDEFTOK, <text:s text:c="4"/>// $IFDEF</text:p>
          </table:table-cell>
          <table:table-cell table:number-columns-repeated="3"/>
          <table:table-cell office:value-type="string">
            <text:p><text:s text:c="8"/>( Key: 'AND';<text:tab/><text:tab/>Kind: [NoActDec]; <text:s/>State: NoState),<text:tab/><text:tab/>// An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IFNDEFTOK, <text:s text:c="3"/>// $IFNDEF</text:p>
          </table:table-cell>
          <table:table-cell table:number-columns-repeated="3"/>
          <table:table-cell office:value-type="string">
            <text:p><text:s text:c="8"/>( Key: 'AND_THEN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INCLUDE, <text:s text:c="5"/>// $INCLUDE</text:p>
          </table:table-cell>
          <table:table-cell table:number-columns-repeated="3"/>
          <table:table-cell office:value-type="string">
            <text:p><text:s text:c="8"/>( Key: 'ARRAY';<text:tab/><text:tab/>Kind: [NoActDec]; <text:s/>State: NoState),<text:tab/><text:tab/>// Arra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INCLUDEPATH, <text:s/>// $INCLUDEPATH</text:p>
          </table:table-cell>
          <table:table-cell table:number-columns-repeated="3"/>
          <table:table-cell office:value-type="string">
            <text:p><text:s text:c="8"/>( Key: 'AS';<text:tab/><text:tab/>Kind: [NoActDec]; <text:s/>State: NoState), <text:s text:c="13"/>// A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UNDEFTOK, <text:s text:c="4"/>// $UNDEF</text:p>
          </table:table-cell>
          <table:table-cell table:number-columns-repeated="3"/>
          <table:table-cell office:value-type="string">
            <text:p><text:s text:c="8"/>( Key: 'ASM';<text:tab/><text:tab/>Kind: [NoActDec]; <text:s/>State: NoState),<text:tab/><text:tab/>// Asm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clast, <text:s text:c="8"/>// sentinel for end</text:p>
          </table:table-cell>
          <table:table-cell table:number-columns-repeated="3"/>
          <table:table-cell office:value-type="string">
            <text:p><text:tab/> <text:s text:c="7"/>// B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8"/>// <text:s/>Keywords</text:p>
          </table:table-cell>
          <table:table-cell table:number-columns-repeated="3"/>
          <table:table-cell office:value-type="string">
            <text:p><text:s text:c="8"/>( Key: 'BEGIN';<text:tab/><text:tab/>Kind: [NoActDec]; <text:s/>State: NoState),<text:tab/><text:tab/>// Begi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a</text:p>
          </table:table-cell>
          <table:table-cell table:number-columns-repeated="3"/>
          <table:table-cell office:value-type="string">
            <text:p><text:s text:c="8"/>( Key: 'BITPACKED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ABSOLUTETOK, <text:s text:c="5"/>// ABSOLUTE</text:p>
          </table:table-cell>
          <table:table-cell table:number-columns-repeated="3"/>
          <table:table-cell office:value-type="string">
            <text:p><text:tab/> <text:s text:c="7"/>// C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NDTOK, <text:s text:c="10"/>// AND</text:p>
          </table:table-cell>
          <table:table-cell table:number-columns-repeated="3"/>
          <table:table-cell office:value-type="string">
            <text:p><text:s text:c="8"/>( Key: 'CASE';<text:tab/><text:tab/>Kind: [NoActDec]; <text:s/>State: NoState),<text:tab/><text:tab/>// Cas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ND_THENTOK, <text:s text:c="5"/>// AND_THEN</text:p>
          </table:table-cell>
          <table:table-cell table:number-columns-repeated="3"/>
          <table:table-cell office:value-type="string">
            <text:p><text:s text:c="8"/>( Key: 'CLASS';<text:tab/><text:tab/>Kind: [NoActDec]; <text:s/>State: NoState),<text:tab/><text:tab/>// Clas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RRAYTOK, <text:s text:c="8"/>// ARRAY</text:p>
          </table:table-cell>
          <table:table-cell table:number-columns-repeated="3"/>
          <table:table-cell office:value-type="string">
            <text:p><text:s text:c="8"/>( Key: 'CONSTRUCTOR';<text:tab/>Kind: [NoActDec]; <text:s/>State: NoState),<text:tab/>// Construct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STOK, <text:s text:c="11"/>// AS</text:p>
          </table:table-cell>
          <table:table-cell table:number-columns-repeated="3"/>
          <table:table-cell office:value-type="string">
            <text:p><text:s text:c="8"/>( Key: 'CONST';<text:tab/><text:tab/>Kind: [NoActDec]; <text:s/>State: NoState),<text:tab/><text:tab/>// Co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ASMTOK, <text:s text:c="10"/>// ASM</text:p>
          </table:table-cell>
          <table:table-cell table:number-columns-repeated="3"/>
          <table:table-cell office:value-type="string">
            <text:p><text:tab/> <text:s text:c="7"/>// 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b</text:p>
          </table:table-cell>
          <table:table-cell table:number-columns-repeated="3"/>
          <table:table-cell office:value-type="string">
            <text:p><text:s text:c="8"/>( Key: 'DESTRUCTO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BEGINTOK, <text:s text:c="8"/>// BEGIN</text:p>
          </table:table-cell>
          <table:table-cell table:number-columns-repeated="3"/>
          <table:table-cell office:value-type="string">
            <text:p><text:s text:c="8"/>( Key: 'DISPINTERFAC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BITPACKEDTOK, <text:s text:c="4"/>// BITPACKED</text:p>
          </table:table-cell>
          <table:table-cell table:number-columns-repeated="3"/>
          <table:table-cell office:value-type="string">
            <text:p><text:s text:c="8"/>( Key: 'DIV';<text:tab/><text:tab/>Kind: [NoActDec]; <text:s/>State: NoState),<text:tab/><text:tab/>// Div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c <text:s text:c="16"/>CASETOK, <text:s text:c="9"/>// CASE</text:p>
          </table:table-cell>
          <table:table-cell table:number-columns-repeated="3"/>
          <table:table-cell office:value-type="string">
            <text:p><text:s text:c="8"/>( Key: 'DO';<text:tab/><text:tab/>Kind: [NoActDec]; <text:s/>State: NoState),<text:tab/><text:tab/>// Do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LASSTOK, <text:s text:c="8"/>// CLASS</text:p>
          </table:table-cell>
          <table:table-cell table:number-columns-repeated="3"/>
          <table:table-cell office:value-type="string">
            <text:p><text:s text:c="8"/>( Key: 'DOWNTO';<text:tab/>Kind: [NoActDec]; <text:s/>State: NoState),<text:tab/> <text:s text:c="7"/>// Downt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CONSTRUCTORTOK, <text:s text:c="2"/>// CONSTRUCTOR</text:p>
          </table:table-cell>
          <table:table-cell table:number-columns-repeated="3"/>
          <table:table-cell office:value-type="string">
            <text:p><text:tab/> <text:s text:c="7"/>// 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ONSTTOK, <text:s text:c="8"/>// CONST</text:p>
          </table:table-cell>
          <table:table-cell table:number-columns-repeated="3"/>
          <table:table-cell office:value-type="string">
            <text:p><text:s text:c="8"/>( Key: 'ELSE';<text:tab/><text:tab/>Kind: [NoActDec]; <text:s/>State: NoState),<text:tab/><text:tab/>// Els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PPCLASSTOK, <text:s text:c="5"/>// CPPCLASS</text:p>
          </table:table-cell>
          <table:table-cell table:number-columns-repeated="3"/>
          <table:table-cell office:value-type="string">
            <text:p><text:s text:c="8"/>( Key: 'END';<text:tab/><text:tab/>Kind: [NoActDec]; <text:s/>State: NoState),<text:tab/><text:tab/>// En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d</text:p>
          </table:table-cell>
          <table:table-cell table:number-columns-repeated="3"/>
          <table:table-cell office:value-type="string">
            <text:p><text:s text:c="8"/>( Key: 'EXCEP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ESTRUCTORTOK, <text:s text:c="3"/>// DESTRUCTOR</text:p>
          </table:table-cell>
          <table:table-cell table:number-columns-repeated="3"/>
          <table:table-cell office:value-type="string">
            <text:p><text:s text:c="8"/>( Key: 'EXPORTS';<text:tab/>Kind: [NoActDec]; <text:s/>State: NoState),<text:tab/><text:tab/>// Export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ISPINTERFACETOK, // DISPINTERFACE</text:p>
          </table:table-cell>
          <table:table-cell table:number-columns-repeated="3"/>
          <table:table-cell office:value-type="string">
            <text:p><text:s text:c="8"/>( Key: 'EXTERNAL';<text:tab/>Kind: [NoActDec]; <text:s/>State: NoState),<text:tab/>// Extern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IDIVTOK, <text:s text:c="9"/>// DIV</text:p>
          </table:table-cell>
          <table:table-cell table:number-columns-repeated="3"/>
          <table:table-cell office:value-type="string">
            <text:p><text:tab/> <text:s text:c="7"/>// F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OTOK, <text:s text:c="11"/>// DO</text:p>
          </table:table-cell>
          <table:table-cell table:number-columns-repeated="3"/>
          <table:table-cell office:value-type="string">
            <text:p><text:s text:c="8"/>( Key: 'FILE';<text:tab/><text:tab/>Kind: [NoActDec]; <text:s/>State: NoState),<text:tab/><text:tab/>// Fil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OWNTOTOK, <text:s text:c="7"/>// DOWNTO</text:p>
          </table:table-cell>
          <table:table-cell table:number-columns-repeated="3"/>
          <table:table-cell office:value-type="string">
            <text:p><text:s text:c="8"/>( Key: 'FINALIZATION';<text:tab/>Kind: [NoActDec]; <text:s/>State: NoState),<text:tab/>// Finaliza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e</text:p>
          </table:table-cell>
          <table:table-cell table:number-columns-repeated="3"/>
          <table:table-cell office:value-type="string">
            <text:p><text:s text:c="8"/>( Key: 'FINALLY';<text:tab/>Kind: [NoActDec]; <text:s/>State: NoState),<text:tab/><text:tab/>// Finall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LSETOK, <text:s text:c="9"/>// ELSE</text:p>
          </table:table-cell>
          <table:table-cell table:number-columns-repeated="3"/>
          <table:table-cell office:value-type="string">
            <text:p><text:s text:c="8"/>( Key: 'FOR';<text:tab/><text:tab/>Kind: [NoActDec]; <text:s/>State: NoState),<text:tab/><text:tab/>// F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NDTOK, <text:s text:c="10"/>// END</text:p>
          </table:table-cell>
          <table:table-cell table:number-columns-repeated="3"/>
          <table:table-cell office:value-type="string">
            <text:p><text:s text:c="8"/>( Key: 'FUNCTION';<text:tab/>Kind: [NoActDec]; <text:s/>State: NoState),<text:tab/>// Func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EXCEPTTOK, <text:s text:c="7"/>// EXCEPT</text:p>
          </table:table-cell>
          <table:table-cell table:number-columns-repeated="3"/>
          <table:table-cell office:value-type="string">
            <text:p><text:tab/> <text:s text:c="7"/>// 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XPORTSTOK, <text:s text:c="6"/>// EXPORTS</text:p>
          </table:table-cell>
          <table:table-cell table:number-columns-repeated="3"/>
          <table:table-cell office:value-type="string">
            <text:p><text:s text:c="8"/>( Key: 'GOTO';<text:tab/><text:tab/>Kind: [NoActDec]; <text:s/>State: NoState),<text:tab/><text:tab/>// Got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EXTERNALTOK, <text:s text:c="5"/>// EXTERNAL</text:p>
          </table:table-cell>
          <table:table-cell table:number-columns-repeated="3"/>
          <table:table-cell office:value-type="string">
            <text:p><text:tab/> <text:s text:c="7"/>// 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0"/>// marker for keywords starting with f</text:p>
          </table:table-cell>
          <table:table-cell table:number-columns-repeated="3"/>
          <table:table-cell office:value-type="string">
            <text:p><text:tab/> <text:s text:c="7"/>// I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FILETOK, <text:s text:c="9"/>// FILE</text:p>
          </table:table-cell>
          <table:table-cell table:number-columns-repeated="3"/>
          <table:table-cell office:value-type="string">
            <text:p><text:s text:c="8"/>( Key: 'IF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FINALIZATIONTOK, <text:s/>// FINALIZATION</text:p>
          </table:table-cell>
          <table:table-cell table:number-columns-repeated="3"/>
          <table:table-cell office:value-type="string">
            <text:p><text:s text:c="8"/>( Key: 'IMPLEMENTATION';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FINALLYTOK, <text:s text:c="6"/>// FINALLY</text:p>
          </table:table-cell>
          <table:table-cell table:number-columns-repeated="3"/>
          <table:table-cell office:value-type="string">
            <text:p><text:s text:c="8"/>( Key: 'INHERITE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FORTOK, <text:s text:c="10"/>// FOR</text:p>
          </table:table-cell>
          <table:table-cell table:number-columns-repeated="3"/>
          <table:table-cell office:value-type="string">
            <text:p><text:s text:c="8"/>( Key: 'INITIALIZATION';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FUNCTIONTOK, <text:s text:c="5"/>// FUNCTION</text:p>
          </table:table-cell>
          <table:table-cell table:number-columns-repeated="3"/>
          <table:table-cell office:value-type="string">
            <text:p><text:s text:c="8"/>( Key: 'IN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g</text:p>
          </table:table-cell>
          <table:table-cell table:number-columns-repeated="3"/>
          <table:table-cell office:value-type="string">
            <text:p><text:s text:c="8"/>( Key: 'INTERFAC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GOTOTOK, <text:s text:c="9"/>// GOTO</text:p>
          </table:table-cell>
          <table:table-cell table:number-columns-repeated="3"/>
          <table:table-cell office:value-type="string">
            <text:p><text:s text:c="8"/>( Key: 'IS';<text:tab/>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0"/>// marker for keywords starting with h</text:p>
          </table:table-cell>
          <table:table-cell table:number-columns-repeated="3"/>
          <table:table-cell office:value-type="string">
            <text:p><text:tab/> <text:s text:c="7"/>// J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0"/>// marker for keywords starting with i</text:p>
          </table:table-cell>
          <table:table-cell table:number-columns-repeated="3"/>
          <table:table-cell office:value-type="string">
            <text:p><text:tab/> <text:s text:c="7"/>// 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IFTOK, <text:s text:c="11"/>// IF</text:p>
          </table:table-cell>
          <table:table-cell table:number-columns-repeated="3"/>
          <table:table-cell office:value-type="string">
            <text:p><text:tab/> <text:s text:c="7"/>// 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MPLEMENTATIONTOK,// IMPLEMENTATION</text:p>
          </table:table-cell>
          <table:table-cell table:number-columns-repeated="3"/>
          <table:table-cell office:value-type="string">
            <text:p><text:s text:c="8"/>( Key: 'LABEL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NHERITEDTOK, <text:s text:c="4"/>// INHERITED</text:p>
          </table:table-cell>
          <table:table-cell table:number-columns-repeated="3"/>
          <table:table-cell office:value-type="string">
            <text:p><text:s text:c="8"/>( Key: 'LIBRARY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INITIALIZATIONTOK,// INITIALIZATION</text:p>
          </table:table-cell>
          <table:table-cell table:number-columns-repeated="3"/>
          <table:table-cell office:value-type="string">
            <text:p><text:tab/> <text:s text:c="7"/>// M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NTOK, <text:s text:c="11"/>// IN</text:p>
          </table:table-cell>
          <table:table-cell table:number-columns-repeated="3"/>
          <table:table-cell office:value-type="string">
            <text:p><text:s text:c="8"/>( Key: 'MOD';<text:tab/><text:tab/>Kind: [NoActDec]; <text:s/>State: NoState),<text:tab/><text:tab/>// Mo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NTERFACETOK, <text:s text:c="4"/>// INTERFACE</text:p>
          </table:table-cell>
          <table:table-cell table:number-columns-repeated="3"/>
          <table:table-cell office:value-type="string">
            <text:p><text:s text:c="8"/>( Key: 'MODULE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ISTOK, <text:s text:c="11"/>// IS</text:p>
          </table:table-cell>
          <table:table-cell table:number-columns-repeated="3"/>
          <table:table-cell office:value-type="string">
            <text:p><text:tab/> <text:s text:c="7"/>// 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j</text:p>
          </table:table-cell>
          <table:table-cell table:number-columns-repeated="3"/>
          <table:table-cell office:value-type="string">
            <text:p><text:s text:c="8"/>( Key: 'NIL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k</text:p>
          </table:table-cell>
          <table:table-cell table:number-columns-repeated="3"/>
          <table:table-cell office:value-type="string">
            <text:p><text:s text:c="8"/>( Key: 'NOT';<text:tab/>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0"/>// marker for keywords starting with l</text:p>
          </table:table-cell>
          <table:table-cell table:number-columns-repeated="3"/>
          <table:table-cell office:value-type="string">
            <text:p><text:tab/> <text:s text:c="7"/>// O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LABELTOK, <text:s text:c="8"/>// LABEL</text:p>
          </table:table-cell>
          <table:table-cell table:number-columns-repeated="3"/>
          <table:table-cell office:value-type="string">
            <text:p><text:s text:c="8"/>( Key: 'OBJEC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LIBRARYTOK,<text:tab/> <text:s text:c="5"/>// library</text:p>
          </table:table-cell>
          <table:table-cell table:number-columns-repeated="3"/>
          <table:table-cell office:value-type="string">
            <text:p><text:s text:c="8"/>( Key: 'OF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m</text:p>
          </table:table-cell>
          <table:table-cell table:number-columns-repeated="3"/>
          <table:table-cell office:value-type="string">
            <text:p><text:s text:c="8"/>( Key: 'OPERATO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MODTOK, <text:s text:c="10"/>// MOD</text:p>
          </table:table-cell>
          <table:table-cell table:number-columns-repeated="3"/>
          <table:table-cell office:value-type="string">
            <text:p><text:s text:c="8"/>( Key: 'OR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MODULETOK, <text:s text:c="7"/>// MODULE <text:s/>(EP)</text:p>
          </table:table-cell>
          <table:table-cell table:number-columns-repeated="3"/>
          <table:table-cell office:value-type="string">
            <text:p><text:s text:c="8"/>( Key: 'OR_ELS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n</text:p>
          </table:table-cell>
          <table:table-cell table:number-columns-repeated="3"/>
          <table:table-cell office:value-type="string">
            <text:p><text:s text:c="8"/>( Key: 'OTHERWISE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NILTOK, <text:s text:c="10"/>// NIL</text:p>
          </table:table-cell>
          <table:table-cell table:number-columns-repeated="3"/>
          <table:table-cell office:value-type="string">
            <text:p><text:tab/> <text:s text:c="7"/>// P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NOTTOK, <text:s text:c="10"/>// NOT</text:p>
          </table:table-cell>
          <table:table-cell table:number-columns-repeated="3"/>
          <table:table-cell office:value-type="string">
            <text:p><text:s text:c="8"/>( Key: 'PACKE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o</text:p>
          </table:table-cell>
          <table:table-cell table:number-columns-repeated="3"/>
          <table:table-cell office:value-type="string">
            <text:p><text:s text:c="8"/>( Key: 'PROCEDUR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BJECTTOK, <text:s text:c="7"/>// OBJECT</text:p>
          </table:table-cell>
          <table:table-cell table:number-columns-repeated="3"/>
          <table:table-cell office:value-type="string">
            <text:p><text:s text:c="8"/>( Key: 'PROGRAM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FTOK, <text:s text:c="11"/>// OF</text:p>
          </table:table-cell>
          <table:table-cell table:number-columns-repeated="3"/>
          <table:table-cell office:value-type="string">
            <text:p><text:s text:c="8"/>( Key: 'PROPERTY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OPERATORTOK, <text:s text:c="5"/>// OPERATOR</text:p>
          </table:table-cell>
          <table:table-cell table:number-columns-repeated="3"/>
          <table:table-cell office:value-type="string">
            <text:p><text:tab/> <text:s text:c="7"/>// Q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ORTOK, <text:s text:c="11"/>// OR</text:p>
          </table:table-cell>
          <table:table-cell table:number-columns-repeated="3"/>
          <table:table-cell office:value-type="string">
            <text:p><text:tab/> <text:s text:c="7"/>// 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R_ELSETOK, <text:s text:c="6"/>// OR_ELSE</text:p>
          </table:table-cell>
          <table:table-cell table:number-columns-repeated="3"/>
          <table:table-cell office:value-type="string">
            <text:p><text:s text:c="8"/>( Key: 'RAISE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THERWISETOK, <text:s text:c="4"/>// OTHERWISE <text:s/>(EP,FP)</text:p>
          </table:table-cell>
          <table:table-cell table:number-columns-repeated="3"/>
          <table:table-cell office:value-type="string">
            <text:p><text:s text:c="8"/>( Key: 'RECOR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p</text:p>
          </table:table-cell>
          <table:table-cell table:number-columns-repeated="3"/>
          <table:table-cell office:value-type="string">
            <text:p><text:s text:c="8"/>( Key: 'REM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ACKEDTOK, <text:s text:c="7"/>// PACKED</text:p>
          </table:table-cell>
          <table:table-cell table:number-columns-repeated="3"/>
          <table:table-cell office:value-type="string">
            <text:p><text:s text:c="8"/>( Key: 'REPEA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ROCEDURETOK, <text:s text:c="4"/>// PROCEDURE</text:p>
          </table:table-cell>
          <table:table-cell table:number-columns-repeated="3"/>
          <table:table-cell office:value-type="string">
            <text:p><text:s text:c="8"/>( Key: 'RESOURCESTRING';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ROGRAMTOK, <text:s text:c="6"/>// PROGRAM</text:p>
          </table:table-cell>
          <table:table-cell table:number-columns-repeated="3"/>
          <table:table-cell office:value-type="string">
            <text:p><text:s text:c="8"/>( Key: 'RETURN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PROPERTYTOK, <text:s text:c="5"/>// PROPERTY</text:p>
          </table:table-cell>
          <table:table-cell table:number-columns-repeated="3"/>
          <table:table-cell office:value-type="string">
            <text:p><text:tab/> <text:s text:c="7"/>// 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q</text:p>
          </table:table-cell>
          <table:table-cell table:number-columns-repeated="3"/>
          <table:table-cell office:value-type="string">
            <text:p><text:s text:c="8"/>( Key: 'SELF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marker for keywords starting with r</text:p>
          </table:table-cell>
          <table:table-cell table:number-columns-repeated="3"/>
          <table:table-cell office:value-type="string">
            <text:p><text:s text:c="8"/>( Key: 'SET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AISETOK, <text:s text:c="8"/>// RAISE</text:p>
          </table:table-cell>
          <table:table-cell table:number-columns-repeated="3"/>
          <table:table-cell office:value-type="string">
            <text:p><text:s text:c="8"/>( Key: 'SHL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ECORDTOK, <text:s text:c="7"/>// RECORD</text:p>
          </table:table-cell>
          <table:table-cell table:number-columns-repeated="3"/>
          <table:table-cell office:value-type="string">
            <text:p><text:s text:c="8"/>( Key: 'SHR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EMTOK, <text:s text:c="10"/>// REM (VSI)</text:p>
          </table:table-cell>
          <table:table-cell table:number-columns-repeated="3"/>
          <table:table-cell office:value-type="string">
            <text:p><text:s text:c="8"/>( Key: 'STDCALL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REPEATTOK, <text:s text:c="7"/>// REPEAT</text:p>
          </table:table-cell>
          <table:table-cell table:number-columns-repeated="3"/>
          <table:table-cell office:value-type="string">
            <text:p><text:tab/> <text:s text:c="7"/>// 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ESOURCESTRINGTOK, <text:s/>// RESOURCESTRING</text:p>
          </table:table-cell>
          <table:table-cell table:number-columns-repeated="3"/>
          <table:table-cell office:value-type="string">
            <text:p><text:s text:c="8"/>( Key: 'THEN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ETURNTOK, <text:s text:c="7"/>// RETURN <text:s text:c="2"/>(VSI)</text:p>
          </table:table-cell>
          <table:table-cell table:number-columns-repeated="3"/>
          <table:table-cell office:value-type="string">
            <text:p><text:s text:c="8"/>( Key: 'THREADVA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9"/>// marker for keywords starting with s</text:p>
          </table:table-cell>
          <table:table-cell table:number-columns-repeated="3"/>
          <table:table-cell office:value-type="string">
            <text:p><text:s text:c="8"/>( Key: 'TO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ELFTOK, <text:s text:c="9"/>// SELF</text:p>
          </table:table-cell>
          <table:table-cell table:number-columns-repeated="3"/>
          <table:table-cell office:value-type="string">
            <text:p><text:s text:c="8"/>( Key: 'TRY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ETTOK, <text:s text:c="10"/>// SET</text:p>
          </table:table-cell>
          <table:table-cell table:number-columns-repeated="3"/>
          <table:table-cell office:value-type="string">
            <text:p><text:s text:c="8"/>( Key: 'TYPE';<text:tab/>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SHLTOK, <text:s text:c="10"/>// SHL</text:p>
          </table:table-cell>
          <table:table-cell table:number-columns-repeated="3"/>
          <table:table-cell office:value-type="string">
            <text:p><text:tab/> <text:s text:c="7"/>// U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HRTOK, <text:s text:c="10"/>// SHR</text:p>
          </table:table-cell>
          <table:table-cell table:number-columns-repeated="3"/>
          <table:table-cell office:value-type="string">
            <text:p><text:s text:c="8"/>( Key: 'UNIT';<text:tab/><text:tab/>Kind: [NoActDec]; <text:s/>State: NoState),<text:tab/><text:tab/>// Un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TDCALLTOK, <text:s text:c="6"/>// STDCALL</text:p>
          </table:table-cell>
          <table:table-cell table:number-columns-repeated="3"/>
          <table:table-cell office:value-type="string">
            <text:p><text:s text:c="8"/>( Key: 'UNTIL';<text:tab/><text:tab/>Kind: [NoActDec]; <text:s/>State: NoState),<text:tab/><text:tab/>// Unti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9"/>// marker for keywords starting with t</text:p>
          </table:table-cell>
          <table:table-cell table:number-columns-repeated="3"/>
          <table:table-cell office:value-type="string">
            <text:p><text:s text:c="8"/>( Key: 'USES';<text:tab/><text:tab/>Kind: [NoActDec]; <text:s/>State: NoState),<text:tab/><text:tab/>// Us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THENTOK, <text:s text:c="9"/>// THEN</text:p>
          </table:table-cell>
          <table:table-cell table:number-columns-repeated="3"/>
          <table:table-cell office:value-type="string">
            <text:p><text:tab/> <text:s text:c="7"/>// V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THREADVARTOK, <text:s text:c="4"/>// THREADVAR</text:p>
          </table:table-cell>
          <table:table-cell table:number-columns-repeated="3"/>
          <table:table-cell office:value-type="string">
            <text:p><text:s text:c="8"/>( Key: 'VAR';<text:tab/><text:tab/>Kind: [NoActDec]; <text:s/>State: NoState),<text:tab/><text:tab/>// Va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TOTOK, <text:s text:c="11"/>// TO</text:p>
          </table:table-cell>
          <table:table-cell table:number-columns-repeated="3"/>
          <table:table-cell office:value-type="string">
            <text:p><text:s text:c="8"/>( Key: 'VIRTUAL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TRYTOK, <text:s text:c="10"/>// TRY</text:p>
          </table:table-cell>
          <table:table-cell table:number-columns-repeated="3"/>
          <table:table-cell office:value-type="string">
            <text:p><text:tab/> <text:s text:c="7"/>// W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TYPETOK, <text:s text:c="9"/>// TYPE</text:p>
          </table:table-cell>
          <table:table-cell table:number-columns-repeated="3"/>
          <table:table-cell office:value-type="string">
            <text:p><text:s text:c="8"/>( Key: 'WHILE';<text:tab/><text:tab/>Kind: [NoActDec]; <text:s/>State: NoState),<text:tab/><text:tab/>// Whil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9"/>// marker for keywords starting with u</text:p>
          </table:table-cell>
          <table:table-cell table:number-columns-repeated="3"/>
          <table:table-cell office:value-type="string">
            <text:p><text:s text:c="8"/>( Key: 'WITH';<text:tab/><text:tab/>Kind: [NoActDec]; <text:s/>State: NoState),<text:tab/><text:tab/>// Wit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UNITTOK, <text:s text:c="9"/>// UNIT</text:p>
          </table:table-cell>
          <table:table-cell table:number-columns-repeated="3"/>
          <table:table-cell office:value-type="string">
            <text:p><text:tab/> <text:s text:c="7"/>// X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UNTILTOK, <text:s text:c="8"/>// UNTIL</text:p>
          </table:table-cell>
          <table:table-cell table:number-columns-repeated="3"/>
          <table:table-cell office:value-type="string">
            <text:p><text:s text:c="8"/>( Key: 'XOR';<text:tab/><text:tab/>Kind: [NoActDec]; <text:s/>State: NoState),<text:tab/><text:tab/>// X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USESTOK, <text:s text:c="9"/>// USES</text:p>
          </table:table-cell>
          <table:table-cell table:number-columns-repeated="3"/>
          <table:table-cell office:value-type="string">
            <text:p><text:tab/> <text:s text:c="7"/>// 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9"/>// marker for keywords starting with v</text:p>
          </table:table-cell>
          <table:table-cell table:number-columns-repeated="3"/>
          <table:table-cell office:value-type="string">
            <text:p><text:tab/> <text:s text:c="7"/>// Z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VARTOK, <text:s text:c="10"/>// VAR</text:p>
          </table:table-cell>
          <table:table-cell table:number-columns-repeated="3"/>
          <table:table-cell office:value-type="string">
            <text:p><text:s text:c="8"/>( Key: '';<text:tab/><text:tab/>Kind: [NoActDec]; <text:s/>State: NoState), <text:s text:c="3"/>//&lt; last keyword tok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VIRTUALTOK, <text:s text:c="6"/>// VIRTUA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<text:s text:c="9"/>// marker for keywords starting with w</text:p>
          </table:table-cell>
          <table:table-cell table:number-columns-repeated="3"/>
          <table:table-cell office:value-type="string">
            <text:p><text:s text:c="8"/>( Key: '*IDENT';<text:tab/>Kind: [NoActDec]; <text:s/>State: NoState), <text:s text:c="9"/>// Identif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WHILETOK, <text:s text:c="8"/>// WHILE</text:p>
          </table:table-cell>
          <table:table-cell table:number-columns-repeated="3"/>
          <table:table-cell office:value-type="string">
            <text:p><text:s text:c="8"/>// Identifiers that might match keyword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WITHTOK, <text:s text:c="9"/>// WITH</text:p>
          </table:table-cell>
          <table:table-cell table:number-columns-repeated="3"/>
          <table:table-cell office:value-type="string">
            <text:p><text:s text:c="8"/>( Key: '*NO KEYWOR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9"/>// marker for keywords starting with x</text:p>
          </table:table-cell>
          <table:table-cell table:number-columns-repeated="3"/>
          <table:table-cell office:value-type="string">
            <text:p><text:s text:c="8"/>( Key: '*MODIFE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XORTOK, <text:s text:c="10"/>// XOR</text:p>
          </table:table-cell>
          <table:table-cell table:number-columns-repeated="3"/>
          <table:table-cell office:value-type="string">
            <text:p><text:s text:c="8"/>( Key: '*ENUMERATO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9"/>// marker for keywords starting with Y</text:p>
          </table:table-cell>
          <table:table-cell table:number-columns-repeated="3"/>
          <table:table-cell office:value-type="string">
            <text:p><text:s text:c="8"/>( Key: '*ENUM VALUE';<text:tab/>Kind: [NoActDec]; <text:s/>State: NoStat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9"/>// marker for keywords starting with Z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<text:s text:c="12"/>lastkW, <text:s text:c="10"/>// used as sentinel</text:p>
          </table:table-cell>
          <table:table-cell table:number-columns-repeated="3"/>
          <table:table-cell office:value-type="string">
            <text:p><text:s text:c="8"/>// These are all modifiers; they only become keywords if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<text:s text:c="8"/>// used within the same context applicable to that keyword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DENTTOK, <text:s text:c="8"/>// Used to indicate ordinary identifier</text:p>
          </table:table-cell>
          <table:table-cell table:number-columns-repeated="3"/>
          <table:table-cell office:value-type="string">
            <text:p><text:s text:c="8"/>// e.g. the indentifier "forward" is a perfectly reason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NONKEYWORDTOK, <text:s text:c="3"/>// Protected identifier (Potential keyword protected by &amp;)</text:p>
          </table:table-cell>
          <table:table-cell table:number-columns-repeated="3"/>
          <table:table-cell office:value-type="string">
            <text:p><text:s text:c="8"/>// variable name, and you can use it for any identifier. 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MODIFIERTOK, <text:s text:c="5"/>// Item is modifier</text:p>
          </table:table-cell>
          <table:table-cell table:number-columns-repeated="3"/>
          <table:table-cell office:value-type="string">
            <text:p><text:s text:c="8"/>// only bcomes a keyword if used just after a procedu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ENUMTOK,<text:tab/> <text:s text:c="5"/>// Enumerator</text:p>
          </table:table-cell>
          <table:table-cell table:number-columns-repeated="3"/>
          <table:table-cell office:value-type="string">
            <text:p><text:s text:c="8"/>// declaration. Thus I don't have to hide them until activated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NUMVALUETOK, <text:s text:c="4"/>// Enumerator value</text:p>
          </table:table-cell>
          <table:table-cell table:number-columns-repeated="3"/>
          <table:table-cell office:value-type="string">
            <text:p><text:s text:c="8"/>// as they only become acticated if you use them as a keyword.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<text:s text:c="8"/>( Key: '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these are not reserved words but modifiers; used as keywords</text:p>
          </table:table-cell>
          <table:table-cell table:number-columns-repeated="3"/>
          <table:table-cell office:value-type="string">
            <text:p><text:s text:c="8"/>( Key: <text:s/>'ABSTRAC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0"/>// in certain contexts</text:p>
          </table:table-cell>
          <table:table-cell table:number-columns-repeated="3"/>
          <table:table-cell office:value-type="string">
            <text:p><text:s text:c="8"/>( Key: <text:s/>'ALIAS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mptymod, <text:s text:c="10"/>// no mod</text:p>
          </table:table-cell>
          <table:table-cell table:number-columns-repeated="3"/>
          <table:table-cell office:value-type="string">
            <text:p><text:s text:c="8"/>( Key: <text:s/>'ASSEMBLE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BSTRACTMOD,<text:tab/>// ABSTRACT</text:p>
          </table:table-cell>
          <table:table-cell table:number-columns-repeated="3"/>
          <table:table-cell office:value-type="string">
            <text:p><text:s text:c="8"/>( Key: <text:s/>'CDEC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LIASMOD,<text:tab/><text:tab/>// ALIAS</text:p>
          </table:table-cell>
          <table:table-cell table:number-columns-repeated="3"/>
          <table:table-cell office:value-type="string">
            <text:p><text:s text:c="8"/>( Key: <text:s/>'CPPDEC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ASSEMBLERMOD,<text:tab/>// ASSEMBLER</text:p>
          </table:table-cell>
          <table:table-cell table:number-columns-repeated="3"/>
          <table:table-cell office:value-type="string">
            <text:p><text:s text:c="8"/>( Key: <text:s/>'CVAR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DECLMOD,<text:tab/><text:tab/>// CDECL</text:p>
          </table:table-cell>
          <table:table-cell table:number-columns-repeated="3"/>
          <table:table-cell office:value-type="string">
            <text:p><text:s text:c="8"/>( Key: <text:s/>'DEFAUL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PPDECLMOD,<text:tab/><text:tab/>// CPPDECL</text:p>
          </table:table-cell>
          <table:table-cell table:number-columns-repeated="3"/>
          <table:table-cell office:value-type="string">
            <text:p><text:s text:c="8"/>( Key: <text:s/>'DEPRECATE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CVARMOD,<text:tab/><text:tab/>// CVAR</text:p>
          </table:table-cell>
          <table:table-cell table:number-columns-repeated="3"/>
          <table:table-cell office:value-type="string">
            <text:p><text:s text:c="8"/>( Key: <text:s/>'DYNAMIC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EFAULTMOD,<text:tab/><text:tab/>// DEFAULT</text:p>
          </table:table-cell>
          <table:table-cell table:number-columns-repeated="3"/>
          <table:table-cell office:value-type="string">
            <text:p><text:s text:c="8"/>( Key: <text:s/>'ENUMERATO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EPRECATEDMOD,<text:tab/>// DEPRECATED</text:p>
          </table:table-cell>
          <table:table-cell table:number-columns-repeated="3"/>
          <table:table-cell office:value-type="string">
            <text:p><text:s text:c="8"/>( Key: <text:s/>'EXPERIMENTA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DYNAMICMOD,<text:tab/><text:tab/>// DYNAMIC</text:p>
          </table:table-cell>
          <table:table-cell table:number-columns-repeated="3"/>
          <table:table-cell office:value-type="string">
            <text:p><text:s text:c="8"/>( Key: <text:s/>'EXPOR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NUMERATORMOD,<text:tab/>// ENUMERATOR</text:p>
          </table:table-cell>
          <table:table-cell table:number-columns-repeated="3"/>
          <table:table-cell office:value-type="string">
            <text:p><text:s text:c="8"/>( Key: <text:s/>'EXTERNA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XPERIMENTALMOD,<text:tab/>// EXPERIMENTAL</text:p>
          </table:table-cell>
          <table:table-cell table:number-columns-repeated="3"/>
          <table:table-cell office:value-type="string">
            <text:p><text:s text:c="8"/>( Key: <text:s/>'FAR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XPORTMOD,<text:tab/><text:tab/>// EXPORT</text:p>
          </table:table-cell>
          <table:table-cell table:number-columns-repeated="3"/>
          <table:table-cell office:value-type="string">
            <text:p><text:s text:c="8"/>( Key: <text:s/>'FAR16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EXTERNALMOD,<text:tab/>// EXTERNAL</text:p>
          </table:table-cell>
          <table:table-cell table:number-columns-repeated="3"/>
          <table:table-cell office:value-type="string">
            <text:p><text:s text:c="8"/>( Key: <text:s/>'FORWAR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FARMOD,<text:tab/><text:tab/>// FAR</text:p>
          </table:table-cell>
          <table:table-cell table:number-columns-repeated="3"/>
          <table:table-cell office:value-type="string">
            <text:p><text:s text:c="8"/>( Key: <text:s/>'GENERIC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FAR16MOD,<text:tab/><text:tab/>// FAR16</text:p>
          </table:table-cell>
          <table:table-cell table:number-columns-repeated="3"/>
          <table:table-cell office:value-type="string">
            <text:p><text:s text:c="8"/>( Key: <text:s/>'HELPE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FORWARDMOD,<text:tab/><text:tab/>// FORWARD</text:p>
          </table:table-cell>
          <table:table-cell table:number-columns-repeated="3"/>
          <table:table-cell office:value-type="string">
            <text:p><text:s text:c="8"/>( Key: <text:s/>'IMPLEMENTS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GENERICMOD,<text:tab/><text:tab/>// GENERIC</text:p>
          </table:table-cell>
          <table:table-cell table:number-columns-repeated="3"/>
          <table:table-cell office:value-type="string">
            <text:p><text:s text:c="8"/>( Key: <text:s/>'INDEX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HELPERMOD,<text:tab/><text:tab/>// HELPER</text:p>
          </table:table-cell>
          <table:table-cell table:number-columns-repeated="3"/>
          <table:table-cell office:value-type="string">
            <text:p><text:s text:c="8"/>( Key: <text:s/>'INTERRUP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MPLEMENTSMOD,<text:tab/>// IMPLEMENTS</text:p>
          </table:table-cell>
          <table:table-cell table:number-columns-repeated="3"/>
          <table:table-cell office:value-type="string">
            <text:p><text:s text:c="8"/>( Key: <text:s/>'IOCHECK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NDEXMOD,<text:tab/><text:tab/>// INDEX</text:p>
          </table:table-cell>
          <table:table-cell table:number-columns-repeated="3"/>
          <table:table-cell office:value-type="string">
            <text:p><text:s text:c="8"/>( Key: <text:s/>'LOCA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NTERRUPTMOD,<text:tab/>// INTERRUPT</text:p>
          </table:table-cell>
          <table:table-cell table:number-columns-repeated="3"/>
          <table:table-cell office:value-type="string">
            <text:p><text:s text:c="8"/>( Key: <text:s/>'MESSAG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IOCHECKMOD,<text:tab/><text:tab/>// IOCHECK</text:p>
          </table:table-cell>
          <table:table-cell table:number-columns-repeated="3"/>
          <table:table-cell office:value-type="string">
            <text:p><text:s text:c="8"/>( Key: <text:s/>'NAME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LOCALMOD,<text:tab/><text:tab/>// LOCAL</text:p>
          </table:table-cell>
          <table:table-cell table:number-columns-repeated="3"/>
          <table:table-cell office:value-type="string">
            <text:p><text:s text:c="8"/>( Key: <text:s/>'NEAR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MESSAGEMOD,<text:tab/><text:tab/>// MESSAGE</text:p>
          </table:table-cell>
          <table:table-cell table:number-columns-repeated="3"/>
          <table:table-cell office:value-type="string">
            <text:p><text:s text:c="8"/>( Key: <text:s/>'NODEFAUL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NAMEMOD,<text:tab/><text:tab/>// NAME</text:p>
          </table:table-cell>
          <table:table-cell table:number-columns-repeated="3"/>
          <table:table-cell office:value-type="string">
            <text:p><text:s text:c="8"/>( Key: <text:s/>'NORETURN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NEARMOD,<text:tab/><text:tab/>// NEAR</text:p>
          </table:table-cell>
          <table:table-cell table:number-columns-repeated="3"/>
          <table:table-cell office:value-type="string">
            <text:p><text:s text:c="8"/>( Key: <text:s/>'NOSTACKFRAM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NODEFAULTMOD,<text:tab/>// NODEFAULT</text:p>
          </table:table-cell>
          <table:table-cell table:number-columns-repeated="3"/>
          <table:table-cell office:value-type="string">
            <text:p><text:s text:c="8"/>( Key: <text:s/>'OLDFPCCAL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NORETURNMOD,<text:tab/>// NORETURN</text:p>
          </table:table-cell>
          <table:table-cell table:number-columns-repeated="3"/>
          <table:table-cell office:value-type="string">
            <text:p><text:s text:c="8"/>( Key: <text:s/>'OVERLOA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NOSTACKFRAMEMOD,<text:tab/>// NOSTACKFRAME</text:p>
          </table:table-cell>
          <table:table-cell table:number-columns-repeated="3"/>
          <table:table-cell office:value-type="string">
            <text:p><text:s text:c="8"/>( Key: <text:s/>'OVERRID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LDFPCCALLMOD,<text:tab/>// OLDFPCCALL</text:p>
          </table:table-cell>
          <table:table-cell table:number-columns-repeated="3"/>
          <table:table-cell office:value-type="string">
            <text:p><text:s text:c="8"/>( Key: <text:s/>'PASCA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VERLOADMOD,<text:tab/>// OVERLOAD</text:p>
          </table:table-cell>
          <table:table-cell table:number-columns-repeated="3"/>
          <table:table-cell office:value-type="string">
            <text:p><text:s text:c="8"/>( Key: <text:s/>'PLATFORM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OVERRIDEMOD,<text:tab/>// OVERRIDE</text:p>
          </table:table-cell>
          <table:table-cell table:number-columns-repeated="3"/>
          <table:table-cell office:value-type="string">
            <text:p><text:s text:c="8"/>( Key: <text:s/>'PRIVAT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ASCALMOD,<text:tab/><text:tab/>// PASCAL</text:p>
          </table:table-cell>
          <table:table-cell table:number-columns-repeated="3"/>
          <table:table-cell office:value-type="string">
            <text:p><text:s text:c="8"/>( Key: <text:s/>'PROTECTE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LATFORMMOD,<text:tab/>// PLATFORM</text:p>
          </table:table-cell>
          <table:table-cell table:number-columns-repeated="3"/>
          <table:table-cell office:value-type="string">
            <text:p><text:s text:c="8"/>( Key: <text:s/>'PUBLIC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RIVATEMOD,<text:tab/><text:tab/>// PRIVATE</text:p>
          </table:table-cell>
          <table:table-cell table:number-columns-repeated="3"/>
          <table:table-cell office:value-type="string">
            <text:p><text:s text:c="8"/>( Key: <text:s/>'PUBLISHE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ROTECTEDMOD,<text:tab/>// PROTECTED</text:p>
          </table:table-cell>
          <table:table-cell table:number-columns-repeated="3"/>
          <table:table-cell office:value-type="string">
            <text:p><text:s text:c="8"/>( Key: <text:s/>'READ';<text:tab/>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UBLICMOD,<text:tab/><text:tab/>// PUBLIC</text:p>
          </table:table-cell>
          <table:table-cell table:number-columns-repeated="3"/>
          <table:table-cell office:value-type="string">
            <text:p><text:s text:c="8"/>( Key: <text:s/>'REGISTER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PUBLISHEDMOD,<text:tab/>// PUBLISHED</text:p>
          </table:table-cell>
          <table:table-cell table:number-columns-repeated="3"/>
          <table:table-cell office:value-type="string">
            <text:p><text:s text:c="8"/>( Key: <text:s/>'REINTRODUC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EADMOD,<text:tab/><text:tab/>// READ</text:p>
          </table:table-cell>
          <table:table-cell table:number-columns-repeated="3"/>
          <table:table-cell office:value-type="string">
            <text:p><text:s text:c="8"/>( Key: <text:s/>'RESUL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EGISTERMOD,<text:tab/>// REGISTER</text:p>
          </table:table-cell>
          <table:table-cell table:number-columns-repeated="3"/>
          <table:table-cell office:value-type="string">
            <text:p><text:s text:c="8"/>( Key: <text:s/>'SAFECAL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EINTRODUCEMOD,<text:tab/>// REINTRODUCE</text:p>
          </table:table-cell>
          <table:table-cell table:number-columns-repeated="3"/>
          <table:table-cell office:value-type="string">
            <text:p><text:s text:c="8"/>( Key: <text:s/>'SAVEREGISTERS';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RESULTMOD,<text:tab/><text:tab/>// RESULT</text:p>
          </table:table-cell>
          <table:table-cell table:number-columns-repeated="3"/>
          <table:table-cell office:value-type="string">
            <text:p><text:s text:c="8"/>( Key: <text:s/>'SOFTFLOA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AFECALLMOD,<text:tab/>// SAFECALL</text:p>
          </table:table-cell>
          <table:table-cell table:number-columns-repeated="3"/>
          <table:table-cell office:value-type="string">
            <text:p><text:s text:c="8"/>( Key: <text:s/>'SPECIALIZE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AVEREGISTERSMOD,<text:tab/>// SAVEREGISTERS</text:p>
          </table:table-cell>
          <table:table-cell table:number-columns-repeated="3"/>
          <table:table-cell office:value-type="string">
            <text:p><text:s text:c="8"/>( Key: <text:s/>'STATIC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OFTFLOATMOD,<text:tab/>// SOFTFLOAT</text:p>
          </table:table-cell>
          <table:table-cell table:number-columns-repeated="3"/>
          <table:table-cell office:value-type="string">
            <text:p><text:s text:c="8"/>( Key: <text:s/>'STDCAL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PECIALIZEMOD,<text:tab/>// SPECIALIZE</text:p>
          </table:table-cell>
          <table:table-cell table:number-columns-repeated="3"/>
          <table:table-cell office:value-type="string">
            <text:p><text:s text:c="8"/>( Key: <text:s/>'STORE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TATICMOD,<text:tab/><text:tab/>// STATIC</text:p>
          </table:table-cell>
          <table:table-cell table:number-columns-repeated="3"/>
          <table:table-cell office:value-type="string">
            <text:p><text:s text:c="8"/>( Key: <text:s/>'STRICT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TDCALLMOD,<text:tab/><text:tab/>// STDCALL</text:p>
          </table:table-cell>
          <table:table-cell table:number-columns-repeated="3"/>
          <table:table-cell office:value-type="string">
            <text:p><text:s text:c="8"/>( Key: <text:s/>'UNALIGNED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TOREDMOD,<text:tab/><text:tab/>// STORED</text:p>
          </table:table-cell>
          <table:table-cell table:number-columns-repeated="3"/>
          <table:table-cell office:value-type="string">
            <text:p><text:s text:c="8"/>( Key: <text:s/>'UNIMPLEMENTED';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STRICTMOD,<text:tab/><text:tab/>// STRICT</text:p>
          </table:table-cell>
          <table:table-cell table:number-columns-repeated="3"/>
          <table:table-cell office:value-type="string">
            <text:p><text:s text:c="8"/>( Key: <text:s/>'VARARGS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UNALIGNEDMOD,<text:tab/>// UNALIGNED</text:p>
          </table:table-cell>
          <table:table-cell table:number-columns-repeated="3"/>
          <table:table-cell office:value-type="string">
            <text:p><text:s text:c="8"/>( Key: <text:s/>'VIRTUAL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UNIMPLEMENTEDMOD,<text:tab/>// UNIMPLEMENTED</text:p>
          </table:table-cell>
          <table:table-cell table:number-columns-repeated="3"/>
          <table:table-cell office:value-type="string">
            <text:p><text:s text:c="8"/>( Key: <text:s/>'WINAPI';<text:tab/>Kind: [NoActDec]; <text:s/>State: NoState),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VARARGSMOD,<text:tab/><text:tab/>// VARARGS</text:p>
          </table:table-cell>
          <table:table-cell table:number-columns-repeated="3"/>
          <table:table-cell office:value-type="string">
            <text:p><text:s text:c="8"/>( Key: '';<text:tab/><text:tab/>Kind: [NoActDec]; <text:s/>State: NoState), <text:s text:c="8"/>// last modifi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VIRTUALMOD,<text:tab/><text:tab/>// VIRTUAL</text:p>
          </table:table-cell>
          <table:table-cell table:number-columns-repeated="3"/>
          <table:table-cell office:value-type="string">
            <text:p><text:s text:c="8"/>( Key: '';<text:tab/><text:tab/>Kind: [NoActDec]; <text:s/>State: NoState) <text:s text:c="9"/>// Last Tok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12"/>WINAPIMOD,<text:tab/><text:tab/>// WINAPI</text:p>
          </table:table-cell>
          <table:table-cell table:number-columns-repeated="3"/>
          <table:table-cell office:value-type="string">
            <text:p><text:tab/> <text:s text:c="9"/>);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12"/>lastmod, <text:s text:c="11"/>// also no mo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<text:s text:c="12"/>lasttok <text:s text:c="12"/>// Table setin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<text:s text:c="10"/>);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3" table:number-rows-repeated="53">
          <table:table-cell table:style-name="ce1"/>
          <table:table-cell table:number-columns-repeated="10"/>
        </table:table-row>
        <table:table-row table:style-name="ro3">
          <table:table-cell table:style-name="ce1"/>
          <table:table-cell table:style-name="ce2"/>
          <table:table-cell table:number-columns-repeated="9"/>
        </table:table-row>
        <table:table-row table:style-name="ro3">
          <table:table-cell table:style-name="ce1"/>
          <table:table-cell table:style-name="ce3"/>
          <table:table-cell table:number-columns-repeated="9"/>
        </table:table-row>
        <table:table-row table:style-name="ro3" table:number-rows-repeated="53">
          <table:table-cell table:style-name="ce1"/>
          <table:table-cell table:style-name="ce3"/>
          <table:table-cell table:style-name="ce1"/>
          <table:table-cell table:number-columns-repeated="8"/>
        </table:table-row>
        <table:table-row table:style-name="ro3">
          <table:table-cell table:number-columns-repeated="2"/>
          <table:table-cell table:style-name="ce3"/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0">01/20/2022</text:date>, <text:time>08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06:03:37.85</meta:creation-date>
    <meta:editing-duration>PT9H40M8S</meta:editing-duration>
    <meta:editing-cycles>20</meta:editing-cycles>
    <meta:generator>OpenOffice/4.1.7$Win32 OpenOffice.org_project/417m1$Build-9800</meta:generator>
    <dc:date>2022-01-20T08:51:26.08</dc:date>
    <meta:document-statistic meta:table-count="3" meta:cell-count="445" meta:object-count="0"/>
  </office:meta>
</office:document-meta>
</file>